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e75bc"/>
    </style:style>
    <style:style style:name="P2" style:family="paragraph" style:parent-style-name="Text_20_body">
      <style:text-properties officeooo:paragraph-rsid="0013309b"/>
    </style:style>
    <style:style style:name="P3" style:family="paragraph" style:parent-style-name="Text_20_body">
      <style:text-properties officeooo:paragraph-rsid="00187a8b"/>
    </style:style>
    <style:style style:name="P4" style:family="paragraph" style:parent-style-name="Text_20_body">
      <style:text-properties officeooo:paragraph-rsid="00168181"/>
    </style:style>
    <style:style style:name="P5" style:family="paragraph" style:parent-style-name="Text_20_body">
      <style:text-properties officeooo:paragraph-rsid="00191bbb"/>
    </style:style>
    <style:style style:name="P6" style:family="paragraph" style:parent-style-name="Text_20_body">
      <style:text-properties officeooo:rsid="00191bbb" officeooo:paragraph-rsid="00191bbb"/>
    </style:style>
    <style:style style:name="P7" style:family="paragraph" style:parent-style-name="Text_20_body">
      <style:text-properties officeooo:paragraph-rsid="0051ac19"/>
    </style:style>
    <style:style style:name="P8" style:family="paragraph" style:parent-style-name="Text_20_body" style:list-style-name="L1">
      <style:text-properties officeooo:paragraph-rsid="003e75bc"/>
    </style:style>
    <style:style style:name="P9" style:family="paragraph" style:parent-style-name="Text_20_body" style:list-style-name="L1">
      <style:text-properties officeooo:paragraph-rsid="0013309b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1e52d5"/>
    </style:style>
    <style:style style:name="P12" style:family="paragraph" style:parent-style-name="Text_20_body" style:list-style-name="L2">
      <style:text-properties officeooo:rsid="0039eb84" officeooo:paragraph-rsid="0039eb84"/>
    </style:style>
    <style:style style:name="P13" style:family="paragraph" style:parent-style-name="Text_20_body" style:list-style-name="L3">
      <style:text-properties officeooo:paragraph-rsid="004a753b"/>
    </style:style>
    <style:style style:name="P14" style:family="paragraph" style:parent-style-name="Text_20_body" style:list-style-name="L3">
      <style:text-properties officeooo:paragraph-rsid="004a62de"/>
    </style:style>
    <style:style style:name="P15" style:family="paragraph" style:parent-style-name="Text_20_body" style:list-style-name="L3">
      <style:text-properties officeooo:paragraph-rsid="004c9c0c"/>
    </style:style>
    <style:style style:name="P16" style:family="paragraph" style:parent-style-name="Text_20_body" style:list-style-name="L4">
      <style:text-properties style:font-name="Liberation Serif" fo:font-size="12pt" officeooo:rsid="004bdb0b" officeooo:paragraph-rsid="004bdb0b" style:font-size-asian="12pt" style:font-size-complex="12pt"/>
    </style:style>
    <style:style style:name="P17" style:family="paragraph" style:parent-style-name="Text_20_body" style:list-style-name="L4">
      <style:text-properties style:font-name="Liberation Serif" fo:font-size="12pt" officeooo:rsid="004a753b" officeooo:paragraph-rsid="004a753b" style:font-size-asian="12pt" style:font-size-complex="12pt"/>
    </style:style>
    <style:style style:name="P18" style:family="paragraph" style:parent-style-name="Text_20_body" style:list-style-name="L4">
      <style:text-properties style:font-name="Liberation Serif" fo:font-size="12pt" officeooo:rsid="004a62de" officeooo:paragraph-rsid="004a62de" style:font-size-asian="12pt" style:font-size-complex="12pt"/>
    </style:style>
    <style:style style:name="P19" style:family="paragraph" style:parent-style-name="Text_20_body" style:list-style-name="L4">
      <style:text-properties style:font-name="Liberation Serif" fo:font-size="12pt" officeooo:rsid="0024beb7" officeooo:paragraph-rsid="0024beb7" style:font-size-asian="12pt" style:font-size-complex="12pt"/>
    </style:style>
    <style:style style:name="P20" style:family="paragraph" style:parent-style-name="Text_20_body" style:list-style-name="L4">
      <style:text-properties style:font-name="Liberation Serif" fo:font-size="12pt" officeooo:rsid="001da521" officeooo:paragraph-rsid="001da521" style:font-size-asian="12pt" style:font-size-complex="12pt"/>
    </style:style>
    <style:style style:name="P21" style:family="paragraph" style:parent-style-name="Text_20_body" style:list-style-name="L4">
      <style:text-properties style:font-name="Liberation Serif" fo:font-size="12pt" officeooo:rsid="002b8c27" officeooo:paragraph-rsid="002b8c27" style:font-size-asian="12pt" style:font-size-complex="12pt"/>
    </style:style>
    <style:style style:name="P22" style:family="paragraph" style:parent-style-name="Text_20_body" style:list-style-name="L4">
      <style:text-properties style:font-name="Liberation Serif" fo:font-size="12pt" officeooo:rsid="002a1f26" officeooo:paragraph-rsid="002a1f26" style:font-size-asian="12pt" style:font-size-complex="12pt"/>
    </style:style>
    <style:style style:name="P23" style:family="paragraph" style:parent-style-name="Text_20_body" style:list-style-name="L4">
      <style:text-properties style:font-name="Liberation Serif" fo:font-size="12pt" officeooo:rsid="00282cf0" officeooo:paragraph-rsid="002a10a0" style:font-size-asian="12pt" style:font-size-complex="12pt"/>
    </style:style>
    <style:style style:name="P24" style:family="paragraph" style:parent-style-name="Text_20_body" style:list-style-name="L4">
      <style:text-properties style:font-name="Liberation Serif" fo:font-size="12pt" officeooo:rsid="00282cf0" officeooo:paragraph-rsid="00282cf0" style:font-size-asian="12pt" style:font-size-complex="12pt"/>
    </style:style>
    <style:style style:name="P25" style:family="paragraph" style:parent-style-name="Text_20_body" style:list-style-name="L4">
      <style:text-properties style:font-name="Liberation Serif" fo:font-size="12pt" officeooo:rsid="0041e71f" officeooo:paragraph-rsid="0041e71f" style:font-size-asian="12pt" style:font-size-complex="12pt"/>
    </style:style>
    <style:style style:name="P26" style:family="paragraph" style:parent-style-name="Text_20_body" style:list-style-name="L4">
      <style:text-properties style:font-name="Liberation Serif" fo:font-size="12pt" officeooo:rsid="0016de7c" officeooo:paragraph-rsid="00443877" style:font-size-asian="12pt" style:font-size-complex="12pt"/>
    </style:style>
    <style:style style:name="P27" style:family="paragraph" style:parent-style-name="Text_20_body" style:list-style-name="L6">
      <style:text-properties style:font-name="Liberation Serif" fo:font-size="12pt" officeooo:rsid="002d5b3c" officeooo:paragraph-rsid="002d5b3c" style:font-size-asian="12pt" style:font-size-complex="12pt"/>
    </style:style>
    <style:style style:name="P28" style:family="paragraph" style:parent-style-name="Text_20_body" style:list-style-name="L6">
      <style:text-properties style:font-name="Liberation Serif" fo:font-size="12pt" officeooo:rsid="002d5b3c" officeooo:paragraph-rsid="00367986" style:font-size-asian="12pt" style:font-size-complex="12pt"/>
    </style:style>
    <style:style style:name="P29" style:family="paragraph" style:parent-style-name="Text_20_body" style:list-style-name="L6">
      <style:text-properties style:font-name="Liberation Serif" fo:font-size="12pt" officeooo:rsid="002d5b3c" officeooo:paragraph-rsid="002dab78" style:font-size-asian="12pt" style:font-size-complex="12pt"/>
    </style:style>
    <style:style style:name="P30" style:family="paragraph" style:parent-style-name="Text_20_body" style:list-style-name="L6">
      <style:text-properties style:font-name="Liberation Serif" fo:font-size="12pt" officeooo:rsid="002d5b3c" officeooo:paragraph-rsid="0051cb7a" style:font-size-asian="12pt" style:font-size-complex="12pt"/>
    </style:style>
    <style:style style:name="P31" style:family="paragraph" style:parent-style-name="Text_20_body" style:list-style-name="L4">
      <style:text-properties style:font-name="Liberation Serif" fo:font-size="12pt" fo:font-style="normal" officeooo:rsid="002093a1" officeooo:paragraph-rsid="002093a1" style:font-size-asian="12pt" style:font-style-asian="normal" style:font-size-complex="12pt" style:font-style-complex="normal"/>
    </style:style>
    <style:style style:name="P32" style:family="paragraph" style:parent-style-name="Text_20_body" style:list-style-name="L5">
      <style:text-properties officeooo:paragraph-rsid="00187a8b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paragraph-rsid="00187a8b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officeooo:rsid="000ffdd1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13309b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191bbb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2a692a" style:font-size-asian="12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51ac19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187a8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1be0a9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officeooo:rsid="002a692a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3e75bc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0ffdd1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51220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51ac19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bold" officeooo:rsid="0015122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officeooo:rsid="00187a8b" style:font-size-asian="12pt" style:font-size-complex="12pt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normal" officeooo:rsid="000ffdd1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22222" style:font-name="Liberation Serif" fo:font-size="12pt" fo:letter-spacing="normal" fo:font-style="italic" fo:font-weight="normal" officeooo:rsid="000ffdd1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222222" style:font-name="Liberation Serif" fo:font-size="12pt" fo:letter-spacing="normal" fo:font-style="italic" fo:font-weight="normal" officeooo:rsid="00191bbb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222222" style:font-name="Liberation Serif" fo:font-size="12pt" fo:letter-spacing="normal" fo:font-style="italic" fo:font-weight="normal" officeooo:rsid="001be0a9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222222" style:font-name="Liberation Serif" fo:font-size="12pt" fo:letter-spacing="normal" fo:font-style="italic" fo:font-weight="normal" officeooo:rsid="003e75b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222222" style:font-name="Liberation Serif" fo:font-size="14pt" fo:letter-spacing="normal" fo:font-style="normal" fo:font-weight="bold" officeooo:rsid="000ffdd1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12198f" style:font-size-asian="12pt" style:font-size-complex="12pt"/>
    </style:style>
    <style:style style:name="T28" style:family="text">
      <style:text-properties style:font-name="Liberation Serif" fo:font-size="12pt" officeooo:rsid="0013309b" style:font-size-asian="12pt" style:font-size-complex="12pt"/>
    </style:style>
    <style:style style:name="T29" style:family="text">
      <style:text-properties style:font-name="Liberation Serif" fo:font-size="12pt" officeooo:rsid="00151220" style:font-size-asian="12pt" style:font-size-complex="12pt"/>
    </style:style>
    <style:style style:name="T30" style:family="text">
      <style:text-properties style:font-name="Liberation Serif" fo:font-size="12pt" officeooo:rsid="001e52d5" style:font-size-asian="12pt" style:font-size-complex="12pt"/>
    </style:style>
    <style:style style:name="T31" style:family="text">
      <style:text-properties style:font-name="Liberation Serif" fo:font-size="12pt" officeooo:rsid="00386a11" style:font-size-asian="12pt" style:font-size-complex="12pt"/>
    </style:style>
    <style:style style:name="T32" style:family="text">
      <style:text-properties style:font-name="Liberation Serif" fo:font-size="12pt" officeooo:rsid="00391fec" style:font-size-asian="12pt" style:font-size-complex="12pt"/>
    </style:style>
    <style:style style:name="T33" style:family="text">
      <style:text-properties style:font-name="Liberation Serif" fo:font-size="12pt" officeooo:rsid="0039eb84" style:font-size-asian="12pt" style:font-size-complex="12pt"/>
    </style:style>
    <style:style style:name="T34" style:family="text">
      <style:text-properties style:font-name="Liberation Serif" fo:font-size="12pt" officeooo:rsid="003bc45c" style:font-size-asian="12pt" style:font-size-complex="12pt"/>
    </style:style>
    <style:style style:name="T35" style:family="text">
      <style:text-properties style:font-name="Liberation Serif" fo:font-size="12pt" officeooo:rsid="004a62de" style:font-size-asian="12pt" style:font-size-complex="12pt"/>
    </style:style>
    <style:style style:name="T36" style:family="text">
      <style:text-properties style:font-name="Liberation Serif" fo:font-size="12pt" fo:font-weight="normal" officeooo:rsid="004a62de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4a753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4c9c0c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style="italic" fo:font-weight="normal" officeooo:rsid="0012198f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Liberation Serif" fo:font-size="12pt" fo:font-style="italic" fo:font-weight="normal" officeooo:rsid="003e75bc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Liberation Serif" fo:font-size="12pt" fo:font-style="normal" fo:font-weight="normal" officeooo:rsid="003e75b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style:text-underline-style="solid" style:text-underline-width="auto" style:text-underline-color="font-color" officeooo:rsid="0013309b" style:font-size-asian="12pt" style:font-size-complex="12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185032" style:font-style-asian="italic" style:font-style-complex="italic"/>
    </style:style>
    <style:style style:name="T45" style:family="text">
      <style:text-properties fo:font-style="italic" officeooo:rsid="00226e4d" style:font-style-asian="italic" style:font-style-complex="italic"/>
    </style:style>
    <style:style style:name="T46" style:family="text">
      <style:text-properties fo:font-style="italic" officeooo:rsid="0022e8e6" style:font-style-asian="italic" style:font-style-complex="italic"/>
    </style:style>
    <style:style style:name="T47" style:family="text">
      <style:text-properties fo:font-style="italic" officeooo:rsid="002a10a0" style:font-style-asian="italic" style:font-style-complex="italic"/>
    </style:style>
    <style:style style:name="T48" style:family="text">
      <style:text-properties fo:font-style="italic" officeooo:rsid="00421855" style:font-style-asian="italic" style:font-style-complex="italic"/>
    </style:style>
    <style:style style:name="T49" style:family="text">
      <style:text-properties officeooo:rsid="00226e4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26e4d" style:font-style-asian="normal" style:font-style-complex="normal"/>
    </style:style>
    <style:style style:name="T52" style:family="text">
      <style:text-properties fo:font-style="normal" officeooo:rsid="00239123" style:font-style-asian="normal" style:font-style-complex="normal"/>
    </style:style>
    <style:style style:name="T53" style:family="text">
      <style:text-properties fo:font-style="normal" officeooo:rsid="002a10a0" style:font-style-asian="normal" style:font-style-complex="normal"/>
    </style:style>
    <style:style style:name="T54" style:family="text">
      <style:text-properties fo:font-style="normal" officeooo:rsid="00282cf0" style:font-style-asian="normal" style:font-style-complex="normal"/>
    </style:style>
    <style:style style:name="T55" style:family="text">
      <style:text-properties fo:font-style="normal" officeooo:rsid="0044c4d9" style:font-style-asian="normal" style:font-style-complex="normal"/>
    </style:style>
    <style:style style:name="T56" style:family="text">
      <style:text-properties fo:font-style="normal" officeooo:rsid="002093a1" style:font-style-asian="normal" style:font-style-complex="normal"/>
    </style:style>
    <style:style style:name="T57" style:family="text">
      <style:text-properties fo:font-style="normal" officeooo:rsid="004a62de" style:font-style-asian="normal" style:font-style-complex="normal"/>
    </style:style>
    <style:style style:name="T58" style:family="text">
      <style:text-properties fo:font-style="normal" officeooo:rsid="004a753b" style:font-style-asian="normal" style:font-style-complex="normal"/>
    </style:style>
    <style:style style:name="T59" style:family="text">
      <style:text-properties style:text-position="super 58%" officeooo:rsid="00226e4d"/>
    </style:style>
    <style:style style:name="T60" style:family="text">
      <style:text-properties officeooo:rsid="0022e8e6"/>
    </style:style>
    <style:style style:name="T61" style:family="text">
      <style:text-properties officeooo:rsid="00309338"/>
    </style:style>
    <style:style style:name="T62" style:family="text">
      <style:text-properties officeooo:rsid="003325a8"/>
    </style:style>
    <style:style style:name="T63" style:family="text">
      <style:text-properties officeooo:rsid="003409b0"/>
    </style:style>
    <style:style style:name="T64" style:family="text">
      <style:text-properties officeooo:rsid="00367986"/>
    </style:style>
    <style:style style:name="T65" style:family="text">
      <style:text-properties officeooo:rsid="001da521"/>
    </style:style>
    <style:style style:name="T66" style:family="text">
      <style:text-properties officeooo:rsid="0042ee79"/>
    </style:style>
    <style:style style:name="T67" style:family="text">
      <style:text-properties officeooo:rsid="00464964"/>
    </style:style>
    <style:style style:name="T68" style:family="text">
      <style:text-properties officeooo:rsid="004e13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" form:apply-filter="true" form:control-implementation="ooo:com.sun.star.form.component.Form" office:target-frame="" xlink:href="https://scholar.google.com/schol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https://scholar.google.com/schola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5">Jackson Voelkel</text:span></text:span><text:span text:style-name="Strong_20_Emphasis"><text:span text:style-name="T7"><text:line-break/></text:span></text:span><text:span text:style-name="Strong_20_Emphasis"><text:span text:style-name="T2">Portland, Oregon, USA</text:span></text:span></text:p>
      <text:p text:style-name="P1"><text:span text:style-name="T1">Cell: </text:span><text:span text:style-name="T2">971-404-1843</text:span><text:span text:style-name="T1"><text:line-break/></text:span><text:span text:style-name="T2">jvoelkel@pdx</text:span><text:span text:style-name="T1">.</text:span><text:span text:style-name="T2">edu</text:span><text:span text:style-name="T1"><text:line-break/><text:line-break/></text:span><text:span text:style-name="Strong_20_Emphasis"><text:span text:style-name="T15">Education</text:span></text:span><text:span text:style-name="Strong_20_Emphasis"><text:span text:style-name="T16">:</text:span></text:span></text:p>
      <text:list xml:id="list2648094349" text:style-name="L1">
        <text:list-item>
          <text:p text:style-name="P8"><text:span text:style-name="T21">Master of Urban Studies (MUS) </text:span><text:span text:style-name="T24">(</text:span><text:span text:style-name="T11">20</text:span><text:span text:style-name="T12">17, </text:span><text:span text:style-name="T13">current student –</text:span><text:span text:style-name="T14"> graduating 12/2017</text:span><text:span text:style-name="T11">)</text:span><text:span text:style-name="T1">, </text:span><text:span text:style-name="T2">Portland State University</text:span><text:span text:style-name="T1">, </text:span><text:span text:style-name="T3">Portland, Oregon</text:span><text:span text:style-name="T1"><text:line-break/></text:span><text:span text:style-name="T18">Concentrations</text:span><text:span text:style-name="T1">: </text:span><text:span text:style-name="T2">Geocomputation, urban spatial modeling</text:span><text:span text:style-name="T1"><text:line-break/></text:span><text:span text:style-name="T19">Thesis</text:span><text:span text:style-name="T2">: Assessing issues of data quality variation in modeling </text:span><text:span text:style-name="T3">the urban heat island effect across multiple North American cities</text:span><text:span text:style-name="T2">.</text:span></text:p>
        </text:list-item>
        <text:list-item>
          <text:p text:style-name="P9"><text:span text:style-name="T39">BA </text:span><text:span text:style-name="T40">-</text:span><text:span text:style-name="T39"> Geography </text:span><text:span text:style-name="T41">(2014)</text:span><text:span text:style-name="T26">, </text:span><text:span text:style-name="T27">Portland State University</text:span><text:span text:style-name="T26">, </text:span><text:span text:style-name="T28">Portland, Oregon</text:span><text:span text:style-name="T26"><text:line-break/></text:span><text:span text:style-name="T42">Minor</text:span><text:span text:style-name="T26">: </text:span><text:span text:style-name="T28">Geographic Information systems</text:span></text:p>
        </text:list-item>
      </text:list>
      <text:p text:style-name="P2"><text:span text:style-name="Strong_20_Emphasis"><text:span text:style-name="T26">Experience:</text:span></text:span></text:p>
      <text:list xml:id="list2081794012" text:style-name="L2">
        <text:list-item>
          <text:p text:style-name="P11"><text:span text:style-name="T29">Geospatial Research Analyst</text:span><text:span text:style-name="T26">, 20</text:span><text:span text:style-name="T29">14</text:span><text:span text:style-name="T26"> – </text:span><text:span text:style-name="T29">Current</text:span><text:span text:style-name="T26"><text:line-break/></text:span><text:span text:style-name="T29">Sustaining Urban Places Research Lab </text:span><text:span text:style-name="T33">(SUPR Lab)</text:span><text:span text:style-name="T29">, Portland State University<text:line-break/>Projects: CWS (Dasymetric and forcasting), Metro (canopy classification), BPS (Vulnerability tool), PP&amp;R Urban Forestry (Plantability tool), Urban heat work (Portland, Eugene, Hermosillo, Richmond, Surrey)</text:span></text:p>
        </text:list-item>
        <text:list-item>
          <text:p text:style-name="P10"><text:span text:style-name="T29">Graduate Research Assistant, 2016 – </text:span><text:span text:style-name="T32">Current</text:span><text:span text:style-name="T26"><text:line-break/></text:span><text:span text:style-name="T31">Toulan School of Urban Studies and Planning, </text:span><text:span text:style-name="T30">Portland State University</text:span><text:span text:style-name="T26"><text:line-break/></text:span><text:span text:style-name="T30">Projects</text:span><text:span text:style-name="T26">: </text:span><text:span text:style-name="T30">DVS, Plantabilty</text:span></text:p>
        </text:list-item>
        <text:list-item>
          <text:p text:style-name="P12"><text:span text:style-name="T30">C</text:span><text:span text:style-name="T26">artographer II, 2014<text:line-break/>Center for Spatial Analysis and Research (CSAR), </text:span><text:span text:style-name="T34">Portland State University</text:span><text:span text:style-name="T26"><text:line-break/></text:span><text:span text:style-name="T34">Projects: Cultural Atlas of Portland</text:span></text:p>
        </text:list-item>
      </text:list>
      <text:p text:style-name="Text_20_body"><text:span text:style-name="Strong_20_Emphasis"><text:span text:style-name="T35">Selected Research Projects</text:span></text:span><text:span text:style-name="Strong_20_Emphasis"><text:span text:style-name="T26">:</text:span></text:span></text:p>
      <text:list xml:id="list2889157170" text:style-name="L3">
        <text:list-item>
          <text:p text:style-name="P13"><text:span text:style-name="Strong_20_Emphasis"><text:span text:style-name="T37">Condec. Published in Oregon Metro’s Regional Land Information System (RLIS).</text:span></text:span></text:p>
        </text:list-item>
        <text:list-item>
          <text:p text:style-name="P13"><text:span text:style-name="Strong_20_Emphasis"><text:span text:style-name="T37">Canopy Analytics</text:span></text:span></text:p>
        </text:list-item>
        <text:list-item>
          <text:p text:style-name="P14"><text:span text:style-name="Strong_20_Emphasis"><text:span text:style-name="T36">Urban Heat Island Assessments</text:span></text:span></text:p>
          <text:list>
            <text:list-item>
              <text:p text:style-name="P13"><text:span text:style-name="Strong_20_Emphasis"><text:span text:style-name="T36">Portland, Eugene, Hermosillo, Richmond, Surry</text:span></text:span></text:p>
            </text:list-item>
          </text:list>
        </text:list-item>
        <text:list-item>
          <text:p text:style-name="P13"><text:span text:style-name="Strong_20_Emphasis"><text:span text:style-name="T37">Clean water services</text:span></text:span></text:p>
        </text:list-item>
        <text:list-item>
          <text:p text:style-name="P13"><text:span text:style-name="Strong_20_Emphasis"><text:span text:style-name="T37">Plantability Assessment. Portland Parks and Recreation Urban Forestry</text:span></text:span></text:p>
        </text:list-item>
        <text:list-item>
          <text:p text:style-name="P13"><text:span text:style-name="Strong_20_Emphasis"><text:span text:style-name="T37">PDX Resiliency App</text:span></text:span></text:p>
        </text:list-item>
        <text:list-item>
          <text:p text:style-name="P15"><text:span text:style-name="Strong_20_Emphasis"><text:span text:style-name="T38">Data Visualization Studio</text:span></text:span></text:p>
        </text:list-item>
      </text:list>
      <text:p text:style-name="P4"><text:soft-page-break/><text:span text:style-name="Strong_20_Emphasis"><text:span text:style-name="T26">Presentations:</text:span></text:span></text:p>
      <text:list xml:id="list2912559887" text:style-name="L4">
        <text:list-item>
          <text:p text:style-name="P16">Jackson Voelkel (2016). <text:span text:style-name="T43">Canopy Analytics</text:span><text:span text:style-name="T50">. Portland Parks and Recreation Urban Forestry Tree Inventory Summit, Portland, Oregon.</text:span></text:p>
        </text:list-item>
        <text:list-item>
          <text:p text:style-name="P17">Jackson Voelkel (2016). <text:span text:style-name="T43">Urban Canopy: Methods and Tools for Assessing Trees in the Portland Metro Area</text:span><text:span text:style-name="T50">. City of Oregon City Natural Resources Committee.</text:span></text:p>
        </text:list-item>
        <text:list-item>
          <text:p text:style-name="P18">Jackson Voelkel (2017). <text:span text:style-name="T43">Towards Systematic Prediction of Urban Heat Islands</text:span><text:span text:style-name="T50">. XIX International Botanical Congress – International Symposium on the Study of Advanced Ecological System Monitoring, Shenzhen, China.</text:span></text:p>
        </text:list-item>
        <text:list-item>
          <text:p text:style-name="P19">Jackson Voelkel, Vivek Shandas (2016). <text:span text:style-name="T43">Analytics for Characterizing Urban Heat Islands in Data Rich and Data Poor Locations</text:span><text:span text:style-name="T50">. Portland State University Systems Science Seminar Serie</text:span><text:span text:style-name="T57">s, Portland, Oregon.</text:span></text:p>
        </text:list-item>
        <text:list-item>
          <text:p text:style-name="P20"><text:span text:style-name="T49">Jackson Voelkel (2016). </text:span><text:span text:style-name="T45">Keynote Address: Canopy Analytics – An interactive resource for tree discovery in the Portland Metro Area</text:span><text:span text:style-name="T51">. </text:span><text:span text:style-name="T50">West</text:span> Multnomah Soil and Water Conservation District <text:span text:style-name="T49">Annual Meeting, Portland, Oregon</text:span>.</text:p>
        </text:list-item>
        <text:list-item>
          <text:p text:style-name="P20"><text:span text:style-name="T60">Jackson Voelkel (2016). </text:span><text:span text:style-name="T46">Canopy Story. </text:span><text:span text:style-name="T52">Annual Urban and Community Forestry Conference, Portland, </text:span><text:span text:style-name="T50">Oregon</text:span>.</text:p>
        </text:list-item>
        <text:list-item>
          <text:p text:style-name="P21">Jackson Voelkel (2016). <text:span text:style-name="T43">R for Spatial Analysis</text:span><text:span text:style-name="T50">. Portland State University ASPRS Student Chapter Speaker Series, Portland, Orego</text:span><text:span text:style-name="T58">n.</text:span></text:p>
        </text:list-item>
        <text:list-item>
          <text:p text:style-name="P22">Jackson Voelkel (2017). <text:span text:style-name="T43">R for Spatial Analysis.</text:span><text:span text:style-name="T50"> </text:span><text:span text:style-name="T54">GIS in Action, Portland, Oregon.</text:span></text:p>
        </text:list-item>
        <text:list-item>
          <text:p text:style-name="P23">Jackson Voelkel (2016). <text:span text:style-name="T47">Evaluating Urban Heat Islands: A case study from Portland, Oregon</text:span><text:span text:style-name="T53">. </text:span><text:span text:style-name="T50">GIS in Action, Portland, Oregon.</text:span></text:p>
        </text:list-item>
        <text:list-item>
          <text:p text:style-name="P24">Jackson Voelkel, Evan Kent, Angel Gomez (2014). <text:span text:style-name="T43">Proximity to Pollution: A study of socioeconomic status in Los Angeles County, California.</text:span><text:span text:style-name="T50"> GIS in Action, Portland, Oregon.</text:span></text:p>
        </text:list-item>
        <text:list-item>
          <text:p text:style-name="P25">Jackson Voelkel (2015). <text:span text:style-name="T43">Evaluating Green Infrastructure: Fostering Interdisciplinary Research and Community Engagement. </text:span><text:span text:style-name="T48">Part III: Urban Heat Islands in a Non-Desert Environment</text:span><text:span text:style-name="T50">. </text:span><text:span text:style-name="T65">University of Nagoya, </text:span>Nagoya, Japan; University <text:span text:style-name="T65">of Hokkaido, </text:span>Hokkaido, Japan; <text:span text:style-name="T65">Architectural Institute of Japan, </text:span>Tokyo, Japan. <text:span text:style-name="T66">[Lecture Series]</text:span></text:p>
        </text:list-item>
        <text:list-item>
          <text:p text:style-name="P26"><text:span text:style-name="T67">Voelkel, J., Shandas, V., Rao, M., &amp; Thompson, A. (2015). </text:span><text:span text:style-name="T44">Geocomputation for Urban Planning in the Era of Big Data: Developing Automated Tools for Analyzing LiDAR data to Inform Urban Planning and Policy in Portland, OR. </text:span><text:span text:style-name="T50">Geocomputation, </text:span><text:span text:style-name="T55">University of Texas, Dallas, Texas.</text:span><text:span text:style-name="T50"> [</text:span><text:span text:style-name="T56">p</text:span><text:span text:style-name="T50">oster]</text:span></text:p>
        </text:list-item>
        <text:list-item>
          <text:p text:style-name="P31"><text:span text:style-name="T49">Jackson Voelkel, Vivek Shandas, Anandi van Diepen-Hedayat, Meenakshi Rao, Linda George. </text:span><text:span text:style-name="T45">Toward neighborhood-scale climate adaptation: stakeholders, strategies, and decision support</text:span><text:span text:style-name="T49">. Presented at the 14</text:span><text:span text:style-name="T59">th</text:span><text:span text:style-name="T49"> Annual Urban Ecology and Conservation Symposium, Portland, Oregon, USA</text:span> [poster].</text:p>
        </text:list-item>
      </text:list>
      <text:p text:style-name="Text_20_body"><text:soft-page-break/><text:span text:style-name="Strong_20_Emphasis"><text:span text:style-name="T26">Publications:</text:span></text:span></text:p>
      <text:p text:style-name="P7"><text:span text:style-name="T1"><text:tab/></text:span><text:span text:style-name="T6">Ferwati, S., Skelhorn, C., Shandas, V., Voelkel, J., Shawish, A., &amp; Ghanim, M. (2017). Analysis of urban heat in a corridor environment–The case of Doha, Qatar. Urban Climate.</text:span></text:p>
      <text:p text:style-name="P7"><text:span text:style-name="T4"><text:tab/>Voelkel, J., &amp; Shandas, V. (2017). Towards Systematic Prediction of Urban Heat Islands: Grounding Measurements, Assessing Modeling Techniques. </text:span><text:span text:style-name="T22">Climate</text:span><text:span text:style-name="T4">, 5(2), 41.</text:span></text:p>
      <text:p text:style-name="P5"><text:tab/><text:span text:style-name="T4">Shandas, V., van Diepen, A., Voelkel, J., &amp; Rao, M. (2016). Coproducing Resilience through Understanding Vulnerability. </text:span><text:span text:style-name="T22">Building a Climate Resilient Economy and Society – Challenges and Opportunities</text:span><text:span text:style-name="T4">.</text:span></text:p>
      <text:p text:style-name="P5"><text:span text:style-name="T4"><text:tab/>Voelkel, J., Shandas, V., &amp; Haggerty, B. (2016). Peer Reviewed: Developing High-Resolution Descriptions of Urban Heat Islands: A Public Health Imperative. </text:span><text:span text:style-name="T22">Preventing chronic disease</text:span><text:span text:style-name="T4">, 13.<text:tab/></text:span></text:p>
      <text:p text:style-name="P6"><text:span text:style-name="T1"><text:tab/>Shandas, V., Voelkel, J., Rao, M., &amp; George, L. (2016). Integrating High-Resolution Datasets to Target Mitigation Efforts for Improving Air Quality and Public Health in Urban Neighborhoods. </text:span><text:span text:style-name="T20">International journal of environmental research and public health</text:span><text:span text:style-name="T1">, 13(8), 790.</text:span></text:p>
      <text:p text:style-name="P6"><text:span text:style-name="T1"><text:tab/></text:span><text:span text:style-name="T5">Banis, D., &amp; Shobe, H. (2015). </text:span><text:span text:style-name="T23">Portlandness: a Cultural Atlas.</text:span><text:span text:style-name="T9"> </text:span><text:span text:style-name="T10">Sasquatch Books. [Contributing Cartographer].</text:span></text:p>
      <text:p text:style-name="P3"><text:span text:style-name="Strong_20_Emphasis"><text:span text:style-name="T17">Press:</text:span></text:span></text:p>
      <text:list xml:id="list190312631" text:style-name="L5">
        <text:list-item>
          <text:p text:style-name="P32"><text:span text:style-name="Strong_20_Emphasis"><text:span text:style-name="T8">OPB</text:span></text:span></text:p>
        </text:list-item>
        <text:list-item>
          <text:p text:style-name="P33"><text:span text:style-name="Strong_20_Emphasis"><text:span text:style-name="T8">Research Quarterly (PSU Publication)</text:span></text:span></text:p>
        </text:list-item>
      </text:list>
      <text:p text:style-name="Text_20_body"><text:span text:style-name="Strong_20_Emphasis"><text:span text:style-name="T26">Skills and Qualifications:</text:span></text:span></text:p>
      <text:list xml:id="list87866382" text:style-name="L6">
        <text:list-item>
          <text:p text:style-name="P27">GIS: <text:span text:style-name="T61">Custom tool creation, data creation and manipulation, advanced raster processing and analysis, automation, remote sensing (air- and space-borne, including hyperspectral and thermal), LiDAR analysis, webmapping (Leaflet, OpenLayers 3), database design and normalization (ESRI File Geodatabase, PostgreSQL/PostGIS),.</text:span></text:p>
        </text:list-item>
        <text:list-item>
          <text:p text:style-name="P27">Statistics and Modeling: <text:span text:style-name="T62">Simple Least Squares, Logistic Regression, Machine learning (Support Vector Machines, Random Forests, and Neural Networks), accuracy assessments, spatial statistics (including geographically weighted regression).</text:span></text:p>
        </text:list-item>
        <text:list-item>
          <text:p text:style-name="P27"><text:span text:style-name="T63">Highly comfortable in all operating Systems: Microsoft </text:span>Windows <text:span text:style-name="T63">7 and 10</text:span>, OSX, UNIX/Linux.</text:p>
        </text:list-item>
        <text:list-item>
          <text:p text:style-name="P28"><text:span text:style-name="T64">Languages</text:span>: R <text:span text:style-name="T64">(as both a utilitarian language and a statistics application)</text:span>, Python <text:span text:style-name="T64">(with comprehensive ArcPy knowledge)</text:span>, Bash / Command Line, HTML, CSS, JavaScript, <text:span text:style-name="T64">SQL, </text:span>IDL (ENVI <text:span text:style-name="T64">LiDAR </text:span>API).</text:p>
        </text:list-item>
        <text:list-item>
          <text:p text:style-name="P29">Software: R/Rstudio, ArcGIS Suite, QGIS, GRASS, SAGA GIS, Microsoft Office / Libreoffice, Terminal / CMD, PgAdmin, Adobe Creative Suite (with specialties in a Photoshop, Illustrator, and InDesign), open source graphics software (GIMP, InkScape), <text:span text:style-name="T68">Zotero Citation Manage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57:47.353976218</meta:creation-date>
    <dc:date>2017-09-20T12:52:16.089811371</dc:date>
    <meta:editing-duration>PT2H42M1S</meta:editing-duration>
    <meta:editing-cycles>61</meta:editing-cycles>
    <meta:generator>LibreOffice/5.3.1.2$Linux_X86_64 LibreOffice_project/30m0$Build-2</meta:generator>
    <meta:document-statistic meta:table-count="0" meta:image-count="0" meta:object-count="0" meta:page-count="3" meta:paragraph-count="47" meta:word-count="836" meta:character-count="6169" meta:non-whitespace-character-count="5400"/>
  </office:meta>
</office:document-meta>
</file>